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</style:style>
    <style:style style:name="P3" style:family="paragraph" style:parent-style-name="Text_20_body" style:list-style-name="L1">
      <style:paragraph-properties fo:padding="0.0193in" fo:border="0.0008in solid #d9d9e3"/>
    </style:style>
    <style:style style:name="P4" style:family="paragraph" style:parent-style-name="Text_20_body" style:list-style-name="L2">
      <style:paragraph-properties fo:padding="0.0193in" fo:border="0.0008in solid #d9d9e3"/>
    </style:style>
    <style:style style:name="P5" style:family="paragraph" style:parent-style-name="Text_20_body" style:list-style-name="L3">
      <style:paragraph-properties fo:padding="0.0193in" fo:border="0.0008in solid #d9d9e3"/>
    </style:style>
    <style:style style:name="P6" style:family="paragraph" style:parent-style-name="Text_20_body">
      <style:paragraph-properties fo:margin-top="0in" fo:margin-bottom="0in" fo:line-height="100%" fo:padding="0.0193in" fo:border="0.0008in solid #d9d9e3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Глава 11: Развертывание и оптимизация приложений</text:p>
      <text:p text:style-name="P6"/>
      <text:p text:style-name="P2">Конечно, глава 11 о развертывании и оптимизации приложений на PHP важна для профессиональной разработки. Рассмотрим ключевые аспекты этой главы:</text:p>
      <text:h text:style-name="P1" text:outline-level="3">11.1. Конфигурирование веб-сервера для PHP</text:h>
      <text:list xml:id="list8582295429080250230" text:style-name="L1">
        <text:list-item>
          <text:p text:style-name="P3"><text:span text:style-name="Strong_20_Emphasis">Настройка сервера:</text:span> Оптимальная конфигурация сервера (например, Apache, Nginx) для работы с PHP приложениями помогает обеспечить высокую производительность и безопасность.</text:p>
        </text:list-item>
        <text:list-item>
          <text:p text:style-name="P3"><text:span text:style-name="Strong_20_Emphasis">Настройка PHP:</text:span> В PHP есть множество параметров конфигурации, которые могут быть настроены для оптимизации работы приложения, такие как память, время выполнения скриптов и другие.</text:p>
        </text:list-item>
      </text:list>
      <text:h text:style-name="P1" text:outline-level="3">11.2. Оптимизация производительности кода</text:h>
      <text:list xml:id="list4705192641354152313" text:style-name="L2">
        <text:list-item>
          <text:p text:style-name="P4"><text:span text:style-name="Strong_20_Emphasis">Улучшение эффективности:</text:span> Использование кэширования, оптимизация запросов к базе данных, улучшение алгоритмов и структур данных для ускорения выполнения кода.</text:p>
        </text:list-item>
        <text:list-item>
          <text:p text:style-name="P4"><text:span text:style-name="Strong_20_Emphasis">Сжатие и минимизация ресурсов:</text:span> Минимизация CSS, JavaScript файлов, использование сжатия для уменьшения размера передаваемых данных.</text:p>
        </text:list-item>
      </text:list>
      <text:h text:style-name="P1" text:outline-level="3">11.3. Развертывание приложений на сервере</text:h>
      <text:list xml:id="list5538133040424007935" text:style-name="L3">
        <text:list-item>
          <text:p text:style-name="P5"><text:span text:style-name="Strong_20_Emphasis">Выкладка приложений:</text:span> Процесс установки и запуска приложения на сервере. Включает установку всех необходимых компонентов, настройку базы данных и других зависимостей.</text:p>
        </text:list-item>
        <text:list-item>
          <text:p text:style-name="P5"><text:span text:style-name="Strong_20_Emphasis">Мониторинг и управление:</text:span> Наблюдение за работой приложения на сервере, отслеживание производительности, обнаружение и устранение проблем в реальном времени.</text:p>
        </text:list-item>
      </text:list>
      <text:p text:style-name="P2">Глубокое понимание процессов развертывания, настройки сервера, оптимизации кода и мониторинга приложений играет важную роль в обеспечении эффективной работы веб-приложений на PHP. Правильное развертывание и оптимизация приложений помогают обеспечить стабильную работу системы и обеспечить удовлетворение потребностей пользователе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S</meta:editing-duration>
    <meta:editing-cycles>4</meta:editing-cycles>
    <meta:generator>OpenOffice/4.1.14$Win32 OpenOffice.org_project/4114m1$Build-9811</meta:generator>
    <dc:date>2023-11-30T21:41:13.15</dc:date>
    <dc:creator>Dima Wide</dc:creator>
    <meta:document-statistic meta:table-count="0" meta:image-count="0" meta:object-count="0" meta:page-count="1" meta:paragraph-count="12" meta:word-count="195" meta:character-count="1609"/>
    <meta:user-defined meta:name="Info 1"/>
    <meta:user-defined meta:name="Info 2"/>
    <meta:user-defined meta:name="Info 3"/>
    <meta:user-defined meta:name="Info 4"/>
  </office:meta>
</office:document-meta>
</file>